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49" style:family="paragraph" style:parent-style-name="Text_20_body">
      <style:paragraph-properties fo:text-align="justify" style:justify-single-word="false"/>
    </style:style>
    <style:style style:name="P50" style:family="paragraph" style:parent-style-name="Text_20_body">
      <loext:graphic-properties draw:fill="solid" draw:fill-color="#eeeeee" draw:opacity="100%"/>
      <style:paragraph-properties fo:background-color="#eeeeee"/>
    </style:style>
    <style:style style:name="P51" style:family="paragraph" style:parent-style-name="Text_20_body">
      <loext:graphic-properties draw:fill="solid" draw:fill-color="#eeeeee" draw:opacity="100%"/>
      <style:paragraph-properties fo:background-color="#eeeeee"/>
      <style:text-properties fo:language="ru" fo:country="RU"/>
    </style:style>
    <style:style style:name="P5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3" style:family="paragraph" style:parent-style-name="First_20_line_20_indent">
      <loext:graphic-properties draw:fill="solid" draw:fill-color="#eeeeee" draw:opacity="100%"/>
      <style:paragraph-properties fo:background-color="#eeeeee"/>
      <style:text-properties fo:language="ru" fo:country="RU"/>
    </style:style>
    <style:style style:name="P5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5" style:family="paragraph" style:parent-style-name="Text_20_body">
      <style:paragraph-properties fo:margin-left="0in" fo:margin-right="0in" fo:text-align="justify" style:justify-single-word="false" fo:text-indent="0in" style:auto-text-indent="false"/>
    </style:style>
    <style:style style:name="P56" style:family="paragraph" style:parent-style-name="Text_20_body">
      <style:paragraph-properties fo:margin-left="0in" fo:margin-right="0in" fo:text-align="justify" style:justify-single-word="false" fo:text-indent="0in" style:auto-text-indent="false"/>
      <style:text-properties fo:color="#800000"/>
    </style:style>
    <style:style style:name="P57" style:family="paragraph" style:parent-style-name="Text_20_body">
      <style:paragraph-properties fo:margin-left="0in" fo:margin-right="0in" fo:text-align="center" style:justify-single-word="false" fo:text-indent="0in" style:auto-text-indent="false"/>
    </style:style>
    <style:style style:name="P5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1">
      <style:paragraph-properties fo:text-align="justify" style:justify-single-word="false"/>
      <style:text-properties fo:language="ru" fo:country="RU"/>
    </style:style>
    <style:style style:name="P77" style:family="paragraph" style:parent-style-name="Text_20_body" style:list-style-name="L2">
      <style:paragraph-properties fo:text-align="justify" style:justify-single-word="false"/>
      <style:text-properties fo:language="ru" fo:country="RU"/>
    </style:style>
    <style:style style:name="P78" style:family="paragraph" style:parent-style-name="Text_20_body" style:list-style-name="L3">
      <style:text-properties fo:language="ru" fo:country="RU"/>
    </style:style>
    <style:style style:name="P79"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language="ru" fo:country="RU" officeooo:paragraph-rsid="000814cc"/>
    </style:style>
    <style:style style:name="P81" style:family="paragraph" style:parent-style-name="Text_20_body">
      <style:paragraph-properties fo:margin-left="0in" fo:margin-right="0in" fo:text-align="justify" style:justify-single-word="false" fo:text-indent="0.1965in" style:auto-text-indent="false"/>
      <style:text-properties fo:language="ru" fo:country="RU" officeooo:paragraph-rsid="000924ca"/>
    </style:style>
    <style:style style:name="P8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officeooo:rsid="0005a55b" officeooo:paragraph-rsid="0005a55b"/>
    </style:style>
    <style:style style:name="P88" style:family="paragraph" style:parent-style-name="Heading_20_1">
      <loext:graphic-properties draw:fill="solid" draw:fill-color="#eeeeee" draw:opacity="100%"/>
      <style:paragraph-properties fo:background-color="#eeeeee"/>
    </style:style>
    <style:style style:name="P89" style:family="paragraph" style:parent-style-name="Heading_20_1">
      <style:paragraph-properties fo:margin-left="0in" fo:margin-right="0in" fo:text-align="center" style:justify-single-word="false" fo:text-indent="0.1965in" style:auto-text-indent="false"/>
    </style:style>
    <style:style style:name="P90" style:family="paragraph" style:parent-style-name="Heading_20_2">
      <loext:graphic-properties draw:fill="solid" draw:fill-color="#eeeeee" draw:opacity="100%"/>
      <style:paragraph-properties fo:background-color="#eeeeee"/>
    </style:style>
    <style:style style:name="P91" style:family="paragraph" style:parent-style-name="Heading_20_2">
      <loext:graphic-properties draw:fill="solid" draw:fill-color="#eeeeee" draw:opacity="100%"/>
      <style:paragraph-properties fo:background-color="#eeeeee"/>
      <style:text-properties fo:language="ru" fo:country="RU"/>
    </style:style>
    <style:style style:name="P9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078eef"/>
    </style:style>
    <style:style style:name="T4" style:family="text">
      <style:text-properties fo:language="ru" fo:country="RU" officeooo:rsid="00080b07"/>
    </style:style>
    <style:style style:name="T5" style:family="text">
      <style:text-properties fo:language="en" fo:country="US"/>
    </style:style>
    <style:style style:name="T6" style:family="text">
      <style:text-properties fo:color="#ff3333"/>
    </style:style>
    <style:style style:name="T7" style:family="text">
      <style:text-properties fo:color="#ff3333" fo:language="ru" fo:country="RU"/>
    </style:style>
    <style:style style:name="T8" style:family="text">
      <style:text-properties fo:font-style="italic" style:font-style-asian="italic" style:font-style-complex="italic"/>
    </style:style>
    <style:style style:name="T9" style:family="text">
      <style:text-properties fo:color="#6666ff" fo:language="ru" fo:country="RU"/>
    </style:style>
    <style:style style:name="T10" style:family="text">
      <style:text-properties fo:color="#800000"/>
    </style:style>
    <style:style style:name="T11" style:family="text">
      <style:text-properties fo:color="#800000" fo:language="ru" fo:country="RU"/>
    </style:style>
    <style:style style:name="T12" style:family="text">
      <style:text-properties fo:color="#800000" fo:language="en" fo:country="US"/>
    </style:style>
    <style:style style:name="T13" style:family="text">
      <style:text-properties fo:color="#ff6600" fo:language="ru" fo:country="RU"/>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style:style style:name="T20" style:family="text">
      <style:text-properties officeooo:rsid="0003d683"/>
    </style:style>
    <style:style style:name="T21" style:family="text">
      <style:text-properties officeooo:rsid="00080b07"/>
    </style:style>
    <style:style style:name="T22" style:family="text">
      <style:text-properties officeooo:rsid="000814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634474921086182023" text:style-name="L1">
        <text:list-item>
          <text:p text:style-name="P75">добавить детектив <text:span text:style-name="T1">(реализовано)</text:span>+ магические уроки/трактаты Старсвирла</text:p>
        </text:list-item>
        <text:list-item>
          <text:p text:style-name="P76">Терра несколько раз пытается убить Макса (один раз — в аквапарке). Несколько раз Макса спасает Селестия (даёт приказы Нексусу)</text:p>
        </text:list-item>
        <text:list-item>
          <text:p text:style-name="P76">Книги:</text:p>
        </text:list-item>
      </text:list>
      <text:list xml:id="list2377476504281790913" text:style-name="L2">
        <text:list-item>
          <text:p text:style-name="P77">«Великие грифоны прошлого» - из канона (5<text:span text:style-name="T5">s8e)</text:span></text:p>
        </text:list-item>
        <text:list-item>
          <text:p text:style-name="P77">«Высшие заклинания в повседневном использовании: от песчинки до дворца»</text:p>
        </text:list-item>
        <text:list-item>
          <text:p text:style-name="P77">«Малоизвестные аспекты магии трансформаций»</text:p>
        </text:list-item>
        <text:list-item>
          <text:p text:style-name="P7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7">Дасти Вейфарер «Зебрианская культура, быт и фольклор»</text:p>
        </text:list-item>
        <text:list-item>
          <text:p text:style-name="P77">«Краткая история Эквестрии»</text:p>
        </text:list-item>
        <text:list-item>
          <text:p text:style-name="P77">«Шедевры архитектуры Эквестрии» с разделом о Кантерлотском Королевском Дворце</text:p>
        </text:list-item>
        <text:list-item>
          <text:p text:style-name="P77">«Великие дела и великие чары». Страница 893: …</text:p>
        </text:list-item>
        <text:list-item>
          <text:p text:style-name="P77">Трактат Свирла Бородатого “Основы магического искусства” <text:span text:style-name="T5">(</text:span>моё)</text:p>
        </text:list-item>
      </text:list>
      <text:p text:style-name="P5"/>
      <text:h text:style-name="Heading_20_2" text:outline-level="2"><text:soft-page-break/>Факты об Эквестрии <text:span text:style-name="T1">(согласовать с вики)</text:span></text:h>
      <text:list xml:id="list390621767863704735" text:style-name="L3">
        <text:list-item>
          <text:p text:style-name="P7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8">Селестия — переменчивая пони. В одно время не строгая, а в другое может быть такой, что страшно становится</text:p>
        </text:list-item>
        <text:list-item>
          <text:p text:style-name="P7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8">Около 820-ти лет назад будущий маг Лайтнинг Стар поступил на обучение к наставнику Тииспоту</text:p>
        </text:list-item>
        <text:list-item>
          <text:p text:style-name="P7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8">У Селестии грива и хвост развеваются и переливаются от магического шампуня</text:p>
        </text:list-item>
        <text:list-item>
          <text:p text:style-name="P78">Тело Селестии очень крепкое — может выдержать несколько тонн земли</text:p>
        </text:list-item>
        <text:list-item>
          <text:p text:style-name="P78">Дискорд намного старше принцесс, его магия сильнее ихней на голову</text:p>
        </text:list-item>
        <text:list-item>
          <text:p text:style-name="P78">Луна младше Селестии на 3 года. Сёстрам около 5000 лет. По другим данным, Селестии около 2500 лет.</text:p>
        </text:list-item>
        <text:list-item>
          <text:p text:style-name="P78">Принцессы начали войну с Дискордом в возрасте, когда им было около 700 лет — и продолжалась война почти сто лет</text:p>
        </text:list-item>
        <text:list-item>
          <text:p text:style-name="P78">Самый главный враг сестёр и Дискорда — скука</text:p>
        </text:list-item>
        <text:list-item>
          <text:p text:style-name="P78">В Эквестрии на одного жеребца приходится четыре - пять кобыл</text:p>
        </text:list-item>
        <text:list-item>
          <text:p text:style-name="P7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8">Селестия в первые полторы тысячи лет путешествовала — и заварила несколько войн (две — с Эквестрией, в одной была против Луны)</text:p>
        </text:list-item>
        <text:list-item>
          <text:p text:style-name="P78">Настоящий цвет гривы Селестии — клубнично-розовая. Радужный цвет гривы и хвоста поддерживается магией</text:p>
        </text:list-item>
        <text:list-item>
          <text:p text:style-name="P78">Кроме Дискорда, старше сестёр ещё старейшина драконов</text:p>
        </text:list-item>
        <text:list-item>
          <text:p text:style-name="P78">Кэйденс не прожила и 60-ти лет и является низкорожденной</text:p>
        </text:list-item>
        <text:list-item>
          <text:p text:style-name="P7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8">Народ тихо фигел от нововведений и с ещё большим ожесточением продолжал делать по-своему</text:p>
        </text:list-item>
        <text:list-item>
          <text:p text:style-name="P78"><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8">Когда пони женятся, они обмениваются ножными браслетами</text:p>
        </text:list-item>
        <text:list-item>
          <text:p text:style-name="P78">Светилами, кроме сестёр, могут управлять единороги (группы), Дискорд, Твайлайт и Старсвирл</text:p>
        </text:list-item>
        <text:list-item>
          <text:p text:style-name="P78">Королева Кризалис — правительница Зелёной Долины</text:p>
        </text:list-item>
        <text:list-item>
          <text:p text:style-name="P78">Мать Луны и Селестии — аликорн Лорен. Мать Дискорда — Алиса (пони-человек)</text:p>
        </text:list-item>
        <text:list-item>
          <text:p text:style-name="P7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5">Единорог. Холост, молод, мечтателен. Живёт в Кантерлоте. В свободное время рисует облака.</text:p>
      <text:h text:style-name="Heading_20_3" text:outline-level="3">Алекс</text:h>
      <text:p text:style-name="P55">Менеджер проектов, над одним из которых (Нексус) работает Макс.</text:p>
      <text:h text:style-name="Heading_20_3" text:outline-level="3"><text:soft-page-break/>Ростик</text:h>
      <text:p text:style-name="P55">Лидер команды тестировщиков</text:p>
      <text:h text:style-name="Heading_20_3" text:outline-level="3">Стас</text:h>
      <text:p text:style-name="P55">Программист-новичок в команде Макса.</text:p>
      <text:h text:style-name="Heading_20_3" text:outline-level="3">Рома</text:h>
      <text:p text:style-name="P55">Программист в команде UI-программистов</text:p>
      <text:h text:style-name="Heading_20_3" text:outline-level="3">Анджела</text:h>
      <text:p text:style-name="P55">Сисадмин. Флиртует с Максом.</text:p>
      <text:p text:style-name="P55"/>
      <text:h text:style-name="Heading_20_2" text:outline-level="2">Положения</text:h>
      <text:p text:style-name="P5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шампански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5">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pan text:style-name="T5">&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5">&lt;\</text:span><text:span text:style-name="T1">Выполняю задачу</text:span>...</text:p>
      <text:p text:style-name="P33"><text:soft-page-break/><text:span text:style-name="T5">&lt;\</text:span>...</text:p>
      <text:p text:style-name="P33"><text:span text:style-name="T5">&lt;\</text:span>Решение:</text:p>
      <text:p text:style-name="P3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30">Ага, уже теплее.</text:p>
      <text:p text:style-name="P30"/>
      <text:p text:style-name="P32"><text:span text:style-name="T5">&gt;</text:span>\Нексус, выдай <text:span text:style-name="T1">краткую </text:span>диагностику модулей <text:span text:style-name="T1">аналитики</text:span></text:p>
      <text:p text:style-name="P30"><text:soft-page-break/></text:p>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5">–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5">.</text:span></text:p>
      <text:p text:style-name="P35">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11">***</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1">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5">&lt;</text:span><text:span text:style-name="T10">опустошенный счёт</text:span><text:span text:style-name="T5">&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1">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8">Картинка дёрнулась и поплыла, звёзды опять стали вращаться.</text:span> </text:p>
      <text:p text:style-name="P1">Теряю сознание, что ли? Надо отойти от перил. Надо...</text:p>
      <text:p text:style-name="P16"><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1">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1">Описание получше</text:span><text:span text:style-name="T5">&gt;</text:span></text:p>
      <text:p text:style-name="P1"><text:span text:style-name="T1">–</text:span> Так это и есть наш <text:span text:style-name="T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1">парой сезонов</text:span><text:span text:style-name="T5">&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10">Надо мной склонилась ещё одна </text:span><text:span text:style-name="T11">однорогая</text:span><text:span text:style-name="T10">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10">Он разговаривает! Он разумен! </text:span><text:span text:style-name="T11">–</text:span><text:span text:style-name="T10"> затопала копытцами в восторге фиолетовая единорожка</text:span><text:span text:style-name="T12">&lt;</text:span><text:span text:style-name="T11">аликорн?</text:span><text:span text:style-name="T12">&gt;</text:span><text:span text:style-name="T10">. </text:span><text:span text:style-name="T11">– Может статься, наши усилия не напрасны</text:span><text:span text:style-name="T12">! </text:span><text:span text:style-name="T1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5">&lt;</text:span><text:span text:style-name="T11">крюшоне</text:span><text:span text:style-name="T5">&gt;</text:span><text:span text:style-name="T1">, а не о </text:span><text:span text:style-name="T5">&lt;</text:span><text:span text:style-name="T11">кросс-магии (объединение магий порядка Селестии и Луны, магии гармонии Твайлайт и магии хаоса Дискорда)</text:span><text:span text:style-name="T5">&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1">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10">Лавандовая единорожка</text:span><text:span text:style-name="T5">&gt; </text:span>(<text:span text:style-name="T10">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5">упер</text:span>…</text:p>
      <text:p text:style-name="P5"><text:span text:style-name="T5">&lt;</text:span><text:span text:style-name="T10">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19">Jack of Hearts</text:span><text:span text:style-name="T19"><text:note text:id="ftn6" text:note-class="footnote"><text:note-citation>6</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7">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0">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Нет, не могу. Блин, лучше уж пусть меня сожрёт с ней заодно это шелестящее говно, чем оставить её здесь. &lt;<text:span text:style-name="T10">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text:span text:style-name="T20">И мы вырвались! Святые яйца, мы вырвались! Шуршание за спиной стало менее отчётливым, а когда я обернулся у арки выхода, зелёная масса ьыла не менее, чем в ста метрах от нас. Никогда больше не буду читать Лавкрафта. Когда лежишь с книгой на диване, все эти </text:span></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троицу, он заткнулся и молча забегал вокруг колесницы, отпихивая камни-упоры от колёс.</text:p>
      <text:p text:style-name="P81">Скорее даже, это была не <text:span text:style-name="T22">колесница</text:span>, а платформа на колёсах с высоко <text:span text:style-name="T21">задранным</text:span> задним бортом, <text:span text:style-name="T21">обитым плюшем</text:span>. <text:span text:style-name="T21">Боковых бортов по-сути не было, если не считать рахитичный поручень, ограждающий высоченные задние колёса. На невысоком передке торчал жезл с шаром. Венчал эту в высшей степени безвкусную колымагу штандарт на флагштоке, перегруженном всяческого рода бирюльками вроде звёздочек, завитушек и тому подобной хренью. Движитель состоял из двух стоящих гуськом пар пегасов, <text:s/>из которых передняя была в некомплекте: один пегас отсутствовал.</text:span></text:p>
      <text:p text:style-name="P80">Селестия рухнула на пол повозки, как только мы втолкнули её внутрь. Кимеринн закрепил приставные ступеньки под днищем экипажа и занял пустующее место в упряжке.</text:p>
      <text:p text:style-name="P80"/>
      <text:p text:style-name="P80"/>
      <text:p text:style-name="P5"><text:soft-page-break/></text:p>
      <text:p text:style-name="P5"/>
      <text:p text:style-name="P5">Когда она оторвалась от земли, я сил на дно и вцепился в боковые выступы (бортами их назвать было нельзя).</text:p>
      <text:p text:style-name="P5"/>
      <text:p text:style-name="P6"><text:span text:style-name="T5">&lt;</text:span><text:span text:style-name="T10">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text:span text:style-name="T5">&gt;</text:span></text:p>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1">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0">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Руины древнего замка внизу сменила топкая зелень болота.</text:p>
      <text:p text:style-name="P2"><text:span text:style-name="T5">–</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oft-page-break/><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4">&lt;<text:span text:style-name="T11">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soft-page-break/>…</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5">&lt;</text:span><text:span text:style-name="T10">процедила</text:span><text:span text:style-name="T5">&gt;</text:span> сквозь сжатые зубы Селестия.</text:p>
      <text:p text:style-name="P2"><text:span text:style-name="T5">–</text:span> Раз! Два! Три! У-у-ух! <text:span text:style-name="T5">–</text:span> мы поднапряглись и таки втянули немалую тушу Дискорда в повозку.</text:p>
      <text:p text:style-name="P2"><text:span text:style-name="T5">–</text:span> Ффух. Выкарабкались. Почти без потерь, <text:span text:style-name="T5">–</text:span> заметил Дискорд, оглядывая крыло.</text:p>
      <text:p text:style-name="P2"><text:span text:style-name="T5">–</text:span> Кимеринн погиб, <text:span text:style-name="T5">–</text:span> прошептала Луна.</text:p>
      <text:p text:style-name="P2"><text:span text:style-name="T5">–</text:span> Да, я видел. Он погиб, спасая друзей и свою принцессу. Это <text:s/>не худшая смерть, <text:s/><text:span text:style-name="T5">–</text:span> печально ответствовал Дискорд.</text:p>
      <text:p text:style-name="P2">Дальше мы летели молча.</text:p>
      <text:p text:style-name="P2"/>
      <text:h text:style-name="P90" text:outline-level="2">Кантерлот</text:h>
      <text:p text:style-name="P50"/>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text:soft-page-break/>стражником. “Читайте, пожалуйста, в библиотеке, человек Макс. Выносить книги из читального зала запрещено”.</text:p>
      <text:p text:style-name="P17">“Глава IV. Пределы магии.<text:span text:style-name="T5">”</text:span></text:p>
      <text:p text:style-name="P17">Есть четыре предела магии: </text:p>
      <text:list xml:id="list4495301114954269818" text:style-name="L4">
        <text:list-item>
          <text:p text:style-name="P7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9">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text:span>“Основы магического <text:span text:style-name="T5">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text:soft-page-break/>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1">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0">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text:soft-page-break/>ворсом - и приготовься слушать.</text:p>
      <text:p text:style-name="P2">Селестия устроилась на ковре напротив меня и начала рассказ.</text:p>
      <text:p text:style-name="P14">&lt;<text:span text:style-name="T11">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0"> - А почему ты смеялась, когда я обблевал тебе копыто?</text:span></text:p>
      <text:p text:style-name="P14"><text:span text:style-name="T10">-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90" text:outline-level="2">Рассказ Селестии <text:span text:style-name="T10">(“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1">...</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text:soft-page-break/>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text:soft-page-break/>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oft-page-break/><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5"><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90" text:outline-level="2">Рейд пони-рэйнджеров</text:h>
      <text:p text:style-name="P2"/>
      <text:p text:style-name="P23">(леденящий душу триллер, музыка тревожная)</text:p>
      <text:p text:style-name="P6">&lt;<text:span text:style-name="T1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text:soft-page-break/>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9">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1">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0">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text:soft-page-break/>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0">???</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oft-page-break/><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90" text:outline-level="2">Рейд пони-рэйнджеров-2 (<text:span text:style-name="T1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0">гидрорысью</text:span><text:span text:style-name="T5">&gt;</text:span> и нападением <text:span text:style-name="T5">&lt;</text:span><text:span text:style-name="T10">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0">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soft-page-break/>***</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oft-page-break/><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text:soft-page-break/>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0">34 - утерянная глава </text:span><text:span text:style-name="T5">&gt;</text:span></text:p>
      <text:p text:style-name="P2"><text:span text:style-name="T5">&lt;</text:span><text:span text:style-name="T10">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90" text:outline-level="2">В библиотеке замка Селестии</text:h>
      <text:p text:style-name="P50"/>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0">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0">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0">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1">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text:soft-page-break/>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1">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28">–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9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text:soft-page-break/>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1">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oft-page-break/><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0">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1">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oft-page-break/><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text:soft-page-break/>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9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text:soft-page-break/>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text:soft-page-break/>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text:soft-page-break/>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P90" text:outline-level="2">Первый сеанс двойного сна. Рэрити</text:h>
      <text:p text:style-name="P2"/>
      <text:p text:style-name="P2"><text:span text:style-name="T5">&lt;</text:span><text:span text:style-name="T1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0">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0" text:outline-level="2">Сон Макса</text:h>
      <text:p text:style-name="P50"/>
      <text:p text:style-name="P2"><text:span text:style-name="T5">&lt;</text:span><text:span text:style-name="T1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5">–</text:span> Готова, <text:span text:style-name="T5">–</text:span> процедила она.</text:p>
      <text:p text:style-name="P25">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0">Эгрегор Эквестрии </text:span><text:span text:style-name="T12">—</text:span><text:span text:style-name="T10"> Селестия </text:span><text:span text:style-name="T12">—</text:span><text:span text:style-name="T10">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0">Как возникли пегасы и единороги.</text:span></text:p>
      <text:p text:style-name="P2"><text:span text:style-name="T10">Пони для мирного сосуществования с соседями вступали в межвидовые браки (не только правители, а и целые племена). Единороги </text:span><text:span text:style-name="T11">—</text:span><text:span text:style-name="T10"> гибриды земнопони и истинных единорогов (с раздвоенными копытами и хвостом с кисточкой). Пегасы </text:span><text:span text:style-name="T11">—</text:span><text:span text:style-name="T10"> гибриды земнопони и грифонов (гены пегасов </text:span><text:span text:style-name="T11">—</text:span><text:span text:style-name="T10">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oft-page-break/><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0">Рэйнбоу объясняет Максу, почему Пинки расплатилась за него </text:span><text:span text:style-name="T11">—</text:span><text:span text:style-name="T10"> и вспоминает, что когда-то уже объясняла нечто подобное (Леро)</text:span></text:p>
      <text:p text:style-name="P2"><text:span text:style-name="T10">У Твайлайт после видения гибели Кимеринна появились морщинки возле глаз</text:span><text:span text:style-name="T5">&gt;</text:span></text:p>
      <text:p text:style-name="P2"/>
      <text:h text:style-name="P90"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0">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oft-page-break/><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0">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0">Дэш расплачивается за Макса в кафе. Когда тот спрашивает, почему она и Пинки платят за него, Дэш, вместо ответа, говорит:</text:span></text:p>
      <text:p text:style-name="P2"><text:span text:style-name="T12">–</text:span><text:span text:style-name="T10"> Пинки? </text:span><text:span text:style-name="T12">–</text:span><text:span text:style-name="T10"> Дэш сморщила нос. </text:span><text:span text:style-name="T12">–</text:span><text:span text:style-name="T10"> Я скажу ей, чтоб больше не </text:span><text:span text:style-name="T12">платила.</text:span><text:span text:style-name="T5">&gt;</text:span></text:p>
      <text:p text:style-name="P2"><text:soft-page-break/><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0">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oft-page-break/><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0">Аликорны </text:span><text:span text:style-name="T12">—</text:span><text:span text:style-name="T10"> элементали. Они воплощают в себе какую-либо сторону чаяний и настроений сообщества пони. Анакорн </text:span><text:span text:style-name="T12">—</text:span><text:span text:style-name="T10">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2">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oft-page-break/><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oft-page-break/><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0">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90"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0">Вкратце суть сна Рэрити.</text:span></text:p>
      <text:p text:style-name="P2"><text:span text:style-name="T10">Она проснулась в мире Терры веб-дизайнером. И мир Эквестрии ей только снился </text:span><text:span text:style-name="T12">—</text:span><text:span text:style-name="T10"> и быстро начал забываться. Т.е. мир Эквестрии - всего лишь сон терранского парня (девушки?)</text:span></text:p>
      <text:p text:style-name="P2"><text:span text:style-name="T10">к экрану - очередь из пони (пони пропадают из Эквестрии). В очереди близко к экрану </text:span><text:span text:style-name="T12">—</text:span><text:span text:style-name="T10"> Селестия. Рэрити </text:span><text:span text:style-name="T12">—</text:span><text:span text:style-name="T10"> без очереди (у неё </text:span><text:span text:style-name="T12">—</text:span><text:span text:style-name="T10"> билет-пропуск от Индрэ).</text:span></text:p>
      <text:p text:style-name="P2"><text:span text:style-name="T10">Рэрити проснулась парнем, т.к. в Эквестрии </text:span><text:span text:style-name="T12">—</text:span><text:span text:style-name="T10"> матриархат, роль терранских мужчин там несут кобылы.</text:span></text:p>
      <text:p text:style-name="P2"><text:span text:style-name="T10">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0">Влад рассказывает Максу о своём сне </text:span><text:span text:style-name="T12">—</text:span><text:span text:style-name="T10">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0">согласовать с тем, что говорил Анакорн о Р/Д</text:span><text:span text:style-name="T5">&gt;</text:span>). </text:p>
      <text:p text:style-name="P2">Об этом Эгрегоре пишется в книге <text:span text:style-name="T5">&lt;</text:span><text:span text:style-name="T10">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0">обоснование сна для Р/Д. РД видит несколько вариантов историй с Mane6 </text:span><text:span text:style-name="T12">—</text:span><text:span text:style-name="T10"> и с собой + Леро </text:span><text:span text:style-name="T12">—</text:span><text:span text:style-name="T10"> намёк на несовместимые фанфики</text:span></text:p>
      <text:p text:style-name="P2"><text:span text:style-name="T10">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oft-page-break/><text:span text:style-name="T5">&lt;</text:span><text:span text:style-name="T10">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0">Кто следующий готов рассказывать?</text:span></text:p>
      <text:p text:style-name="P25">Пинки дёрнулась на месте, но промолчала.</text:p>
      <text:p text:style-name="P2"><text:span text:style-name="T12">–</text:span><text:span text:style-name="T10"> Я расскажу, - шагнула вперёд радужная пегаска. </text:span><text:span text:style-name="T12">–</text:span><text:span text:style-name="T10"> Хотя вряд ли ты узнаешь что-то полезное. Там галиматья какая-то…</text:span><text:span text:style-name="T5">&gt;</text:span></text:p>
      <text:p text:style-name="P2"/>
      <text:p text:style-name="P2"><text:span text:style-name="T5">&lt;</text:span><text:span text:style-name="T10">Сон РД:</text:span></text:p>
      <text:p text:style-name="P25">...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5">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0">В мире Терры они ищут Селестию. В конце-концов Макс находит её в кибермозге </text:span><text:span text:style-name="T12">—</text:span><text:span text:style-name="T1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2">—</text:span><text:span text:style-name="T10">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9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1">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0">…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5">–</text:span> А водку у вас принято пить?</text:p>
      <text:p text:style-name="P2"><text:span text:style-name="T12">–</text:span><text:span text:style-name="T10"> Некоторые употребляют. Но правительница Эквестрии, пьющая водку </text:span><text:span text:style-name="T11">—</text:span><text:span text:style-name="T10"> это уже черезчур. </text:span><text:span text:style-name="T12">–</text:span><text:span text:style-name="T10"> Засмеялась Селестия. </text:span><text:span text:style-name="T12">–</text:span><text:span text:style-name="T10">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17">“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90" text:outline-level="2">Второй сон РД. Праздник опавших листьев</text:h>
      <text:p text:style-name="P2"/>
      <text:p text:style-name="P2"><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9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0">Концепция абсолютного зла. Вычеркнуть кого-то из бытия.</text:span></text:p>
      <text:p text:style-name="P2"><text:span text:style-name="T10">Пока идёт борьба за вычёркивание </text:span><text:span text:style-name="T11">—</text:span><text:span text:style-name="T10"> это вычёркивание является злом. Но когда вычёркивание произошло, зло исчезает </text:span><text:span text:style-name="T11">—</text:span><text:span text:style-name="T10"> т.к. вычеркнутого никогда не было, о нём никто не знает. Никто </text:span><text:span text:style-name="T11">—</text:span><text:span text:style-name="T10"> даже вычёркивающий</text:span><text:span text:style-name="T5">&gt;</text:span></text:p>
      <text:p text:style-name="P2"/>
      <text:h text:style-name="P90"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1">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oft-page-break/><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0">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0">добавить сочувствия</text:span><text:span text:style-name="T5">&gt;</text:span>.</text:p>
      <text:p text:style-name="P2"/>
      <text:p text:style-name="P2"><text:span text:style-name="T5">&lt;</text:span><text:span text:style-name="T10">После этого случая Тавйлайт решает прекратить сеансы двойного сна. Сеанса с ЭйДжей и Флатти не будет</text:span><text:span text:style-name="T5">&gt;</text:span></text:p>
      <text:p text:style-name="P2"/>
      <text:h text:style-name="P90" text:outline-level="2">Исчезновение Селестии</text:h>
      <text:p text:style-name="P2"/>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1">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1">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0" text:outline-level="2">Поиск решения</text:h>
      <text:p text:style-name="P50"/>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0">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10">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2">—</text:span><text:span text:style-name="T10"> Луна создаёт обратный коридор в срок.</text:span><text:span text:style-name="T5">&gt;</text:span></text:p>
      <text:p text:style-name="P2"/>
      <text:h text:style-name="P9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1">Дуглас </text:span><text:span text:style-name="T12">—</text:span><text:span text:style-name="T11"> </text:span><text:span text:style-name="T12">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text:soft-page-break/></text:p>
      <text:p text:style-name="P2"><text:span text:style-name="T5">&lt;</text:span><text:span text:style-name="T10">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0">двухмесячной</text:span><text:span text:style-name="T5">&gt;</text:span> давности осталось лишь направление движения.</text:p>
      <text:p text:style-name="P2">И опять, как <text:span text:style-name="T5">&lt;</text:span><text:span text:style-name="T10">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text:soft-page-break/>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0">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oft-page-break/><text:span text:style-name="T5">&lt;</text:span><text:span text:style-name="T10">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9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0">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17">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oft-page-break/><text:span text:style-name="T5">&lt;\</text:span>Решение:</text:p>
      <text:p text:style-name="P2"><text:span text:style-name="T5">&lt;\&lt;</text:span><text:span text:style-name="T10">Не следует противопоставлять злу ещё большее зло - это только усилит его — </text:span><text:span text:style-name="T11">кодовая фраза</text:span><text:span text:style-name="T1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0">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0">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text:soft-page-break/>перехода я вернусь. Или раньше.</text:p>
      <text:p text:style-name="P2"/>
      <text:h text:style-name="P9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0">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0">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0">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0">пять</text:span><text:span text:style-name="T5">&gt;</text:span>длинную прореху в куртке, <text:span text:style-name="T5">&lt;</text:span><text:span text:style-name="T10">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0">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0">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0">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text:soft-page-break/>–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0">улучшить</text:span><text:span text:style-name="T5">&gt;</text:span>. А тот случай, когда мне пришлось зашивать тебе куртку после нападения убийц <text:span text:style-name="T5">&lt;</text:span><text:span text:style-name="T10">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text:soft-page-break/>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0" text:outline-level="2">След?</text:h>
      <text:p text:style-name="P50"/>
      <text:p text:style-name="P2"><text:span text:style-name="T5">&lt;</text:span><text:span text:style-name="T10">сначала эпизод - проверка сумки в серверной</text:span><text:span text:style-name="T5">&gt;</text:span></text:p>
      <text:p text:style-name="P2"><text:span text:style-name="T5">&lt;</text:span><text:span text:style-name="T1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0">“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0">расширить. Перед кафешкой - диалог с Флатти и ЭйДжей. Все думают, что наконец-то нашли Селестию. Все ликуют</text:span><text:span text:style-name="T5">&gt;</text:span></text:p>
      <text:p text:style-name="P14"><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0">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0">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0" text:outline-level="2">Озарение</text:h>
      <text:p text:style-name="P2"/>
      <text:p text:style-name="P2"><text:span text:style-name="T5">&lt;</text:span><text:span text:style-name="T1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oft-page-break/><text:span text:style-name="T10">И Макс вспоминает, что эту же фразу употребляет Нексус</text:span><text:span text:style-name="T5">&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5">– </text:span>Ну хорошо. Убедила. В конце-концов, можем поступить так. Вы с Флатти вернётесь обратно а я продолжу поиски здесь.</text:p>
      <text:p text:style-name="P3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5">– </text:span>Вы можете связываться со мной раз в месяц по коридору.</text:p>
      <text:p text:style-name="P3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39"><text:span text:style-name="T5">– </text:span>Конечно оставаться. Кто ещё, кроме нас, может найти её?</text:p>
      <text:p text:style-name="P39"><text:span text:style-name="T5">– </text:span>Я думал, ты не сможешь оставить Энджела и всех остальных надолго.</text:p>
      <text:p text:style-name="P3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pan text:style-name="T5">– </text:span>Извини, Флаттершай, забылся.</text:p>
      <text:p text:style-name="P44"><text:span text:style-name="T5">– </text:span>Та ладно, я ж не против, – возразила Эпплджек. – Не парься, Флатти. Было б хуже, если б он <text:s/>назвал меня Эпплджек на людях.</text:p>
      <text:p text:style-name="P44"><text:span text:style-name="T5">– </text:span>Ты так... – запнулась Флаттершай. – Так быстро забыла свою ферму. И...</text:p>
      <text:p text:style-name="P4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5">– </text:span>Как ты можешь так говорить? – расплакалась Флаттершай.</text:p>
      <text:p text:style-name="P44"><text:span text:style-name="T5">– </text:span>Эй, девушки, не ссорьтесь! Мы — одна команда! И надеюсь, останемся ею и в дальнейшем. </text:p>
      <text:list xml:id="list395734459605973081" text:style-name="L5">
        <text:list-header>
          <text:p text:style-name="P8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5">– </text:span>А если нет? – Эпплджек смотрела мне мне прямо в глаза.</text:p>
      <text:list xml:id="list192307134388510" text:continue-numbering="true" text:style-name="L5">
        <text:list-header>
          <text:p text:style-name="P82">Я молча пожал плечами. Эпплджек уверенно продолжила.</text:p>
        </text:list-header>
      </text:list>
      <text:p text:style-name="P4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5">– </text:span>Спасибо, ЭйДжей.</text:p>
      <text:p text:style-name="P4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306462107655" text:continue-numbering="true" text:style-name="L5">
        <text:list-header>
          <text:p text:style-name="P82">Флаттершай пробормотала нечто, показавшееся мне знакомым.</text:p>
        </text:list-header>
      </text:list>
      <text:p text:style-name="P44"><text:span text:style-name="T5">– </text:span>Флатти, ты что-то сказала? Я не расслышал.</text:p>
      <text:p text:style-name="P44"><text:span text:style-name="T5">– </text:span>Намерение Изменяет Реальность.</text:p>
      <text:p text:style-name="P44"><text:span text:style-name="T5">– </text:span>Эээ. А где ты слышала эту фразу, если не секрет?</text:p>
      <text:p text:style-name="P4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306961299806" text:continue-numbering="true" text:style-name="L5">
        <text:list-header>
          <text:p text:style-name="P82">У меня как будто вспыхнула лампочка в мозгу. Кирпичики быстро выстраивались в целостную картину. Я ринулся в прихожую.</text:p>
        </text:list-header>
      </text:list>
      <text:p text:style-name="P44"><text:span text:style-name="T5">– </text:span>Флатти, ЭйДжей, буду через час. Ждите!</text:p>
      <text:p text:style-name="P39"/>
      <text:h text:style-name="P91" text:outline-level="2">Почти.</text:h>
      <text:p text:style-name="P51"/>
      <text:p text:style-name="P44">В офисе меня встретил лыбящийся Стас.</text:p>
      <text:p text:style-name="P44">–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5">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91" text:outline-level="2">Дискорд</text:h>
      <text:p text:style-name="P50"/>
      <text:p text:style-name="P51">Девушки поспешно собирались, пока я растолковывал им задачу.</text:p>
      <text:p text:style-name="P5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1"><text:span text:style-name="T5">– </text:span>Это тот твой приятель, который разбился с полгода назад? – спросила Эпплджек.</text:p>
      <text:p text:style-name="P51"><text:span text:style-name="T5">– </text:span>Да, это он.</text:p>
      <text:p text:style-name="P51"><text:span text:style-name="T5">– </text:span>А как мы попадём в его квартиру? Там сейчас кто-то живёт? – Флаттершай прыгала на одной ноге, натягивая кед.</text:p>
      <text:p text:style-name="P5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2"><text:soft-page-break/>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5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0">Плохо написано!</text:span><text:span text:style-name="T5">&gt;</text:span></text:p>
      <text:p text:style-name="P52">Я поднёс брелок пропуска к домофону, но дверь подъезда не открылась. Замигала красная лампочка и зажужжал зуммер.</text:p>
      <text:p text:style-name="P52">Я выругался.</text:p>
      <text:p text:style-name="P52"><text:span text:style-name="T5">– </text:span>Макс, что случилось? У нас проблемы?</text:p>
      <text:p text:style-name="P5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2"><text:span text:style-name="T5">– </text:span>Так что, будем ломать дверь? – Эпплджек критически осмотрелась, подмечая бабулек на лавочке и зевак во внутреннем скверике.</text:p>
      <text:p text:style-name="P52"><text:span text:style-name="T5">– </text:span>Нет нужды. Лучше станьте-ка сзади меня так, чтобы заслонить от этих бабулек и от вооон той камеры наблюдения.</text:p>
      <text:list xml:id="list50152954719995793" text:style-name="L6">
        <text:list-header>
          <text:p text:style-name="P8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68"><text:span text:style-name="T5">–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8"><text:span text:style-name="T5">– </text:span>Макс, тут окно разбито! И верёвка какая-то висит. – крикнула Флаттершай из кухни.</text:p>
      <text:p text:style-name="P68"><text:span text:style-name="T5">– </text:span>Оставь, Флатти, не сейчас! – отмахнулся я.</text:p>
      <text:p text:style-name="P74"><text:soft-page-break/>Лампочка питания на ноутбуке горела, <text:s/>но подключенный монитор оставался тёмным. Я постучал по пробелу, но безрезультатно.</text:p>
      <text:p text:style-name="P6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68"><text:span text:style-name="T5">– </text:span>Монитор выключен. – <text:s/>раздалось из угла. Кресло с высокой спинкой повернулось, открыв нашим взорам Дискорда. </text:p>
      <text:p text:style-name="P6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8">Он приподнял панамку, дурашливо здороваясь.</text:p>
      <text:p text:style-name="P68"><text:span text:style-name="T5">– </text:span>Оп-па! – пробормотала Эпплджек. – Нежданчик!</text:p>
      <text:p text:style-name="P68"><text:span text:style-name="T5">– </text:span>Ты, я вижу, времени не терял, – моя рука под прикрытием стола медленно тянулась к тяжёлой фарфоровой кружке, стоящей на краю.</text:p>
      <text:p text:style-name="P53"><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5">– </text:span>А почему ты вообще решил искать нас тут? – спросила Эпплджек. – Приехал бы домой. Мы б тебя чаем напоили.</text:p>
      <text:p text:style-name="P53"><text:span text:style-name="T5">–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3"><text:span text:style-name="T5">– </text:span>С кем это вы тут разговариваете?</text:p>
      <text:list xml:id="list6057996381339439045" text:style-name="L7">
        <text:list-header>
          <text:p text:style-name="P9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68">На лице Дискорда появилось удивлённо-мечтательное выражение и он вырубился.</text:p>
      <text:p text:style-name="P68"/>
      <text:h text:style-name="P90" text:outline-level="2">Селестия</text:h>
      <text:p text:style-name="P68"/>
      <text:p text:style-name="P68">Включенный монитор показал схематическое изображение Селестиии, </text:p>
      <text:p text:style-name="P69">&gt;\<text:span text:style-name="T1">Привет, Селестия. Это Макс. Как себя чувствуешь?</text:span></text:p>
      <text:p text:style-name="P69"><text:soft-page-break/>&lt;\<text:span text:style-name="T1">Макс? МАКС??? МА-А-А-АКС!!! НАКОНЕЦ-ТО! КАК Я РАДА ТЕБЯ СЛЫШАТЬ! </text:span></text:p>
      <text:p text:style-name="P69">&gt;\<text:span text:style-name="T1">Я рад, что нашёл тебя, Тия.</text:span></text:p>
      <text:p text:style-name="P6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9">&gt;\<text:span text:style-name="T1">Тия, я сейчас подключу микрофон и колонки, и мы сможем общаться более удобно.</text:span></text:p>
      <text:p text:style-name="P68">…</text:p>
      <text:p text:style-name="P68">– Привет опять. Как ты меня слышишь?</text:p>
      <text:p text:style-name="P6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9">– <text:span text:style-name="T1">Могу себе представить. Как-то раз я провёл три часа камере сенсорной депривации. Мне не понравилось.</text:span></text:p>
      <text:p text:style-name="P68">– Эммм... Ваше Высочество, вы в порядке? Мы так рады, что наконец-то нашли Вас! – вклинилась в разговор Эпплджек.</text:p>
      <text:p text:style-name="P68">– Кто тут? Макс, кто ещё с тобой?</text:p>
      <text:p text:style-name="P69"><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9">– <text:span text:style-name="T1">Девочки? Я рада вас слышать. А Твайлайт нет рядом?</text:span></text:p>
      <text:p text:style-name="P6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8">При этих словах Дискорд замычал и задёргался. Эпплджек нахмурилась и проверила верёвки, привязывающие его к спинке стула.</text:p>
      <text:p text:style-name="P6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8">– Ноутбук — так называется место, где я нахожусь сейчас? А кто это мычит?</text:p>
      <text:p text:style-name="P6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8">– О, духи предков, но зачем??? Почему у него кляп во рту?</text:p>
      <text:p text:style-name="P68">– Мы связали его. Он нас предал. И тебя. И Эквестрию. Всех.</text:p>
      <text:p text:style-name="P68">При этих словах Эпплджек и Флаттершай непонимающе уставились на меня, а Дискорд протестующе замычал.</text:p>
      <text:p text:style-name="P68">Я начал рассказывать о своих догадках, и непонимающее выражение на лицах девушек сменилось удивлением.</text:p>
      <text:p text:style-name="P6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8">– А зачем тогда ты приложила его книгой? – непонимающе уставился я на неё.</text:p>
      <text:p text:style-name="P68">– Потому что ты напал на него. Я и подумала — тебе виднее. И подсобила.</text:p>
      <text:p text:style-name="P68">Флаттершай отрицающе мотнула головой.</text:p>
      <text:p text:style-name="P68">– Не может Дискорд быть предателем. Он мой друг.</text:p>
      <text:p text:style-name="P68"><text:soft-page-break/>Дискорд благодарственно замычал и закивал головой.</text:p>
      <text:p text:style-name="P6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8">Дискорд завёл глаза на лоб и обречённо завыл.</text:p>
      <text:p text:style-name="P68">– Макс, постой. Дай мне поговорить с ним. – сказала Селестия. – Не могу поверить, что Дискорд на такое пошёл.</text:p>
      <text:p text:style-name="P68">– Ну хорошо. Поговори. Послушаем, что он скажет.</text:p>
      <text:p text:style-name="P68">Я красноречиво покачал кулак перед его носом и вытащил кляп.</text:p>
      <text:p text:style-name="P68">...</text:p>
      <text:p text:style-name="P59">– Ффы, тьфу, пффф, пфу! <text:span text:style-name="T5">&lt;</text:span><text:span text:style-name="T10">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59">– Это я-то устраиваю цирк?!! ДА ТЫ НА СЕБЯ ПОСМОТРИ, КЛОУН!!! На людей кидаешься, чашками бросаешься, вон, мне нос разбил! Дерёшься...</text:p>
      <text:p text:style-name="P59">Я угрожающе поднёс тряпку к лицу Дискорда.</text:p>
      <text:p text:style-name="P59">– Ещё одно слово в таком тоне, и ты заткнёшься, а мы уйдём в Эквестрию без тебя!</text:p>
      <text:p text:style-name="P5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9">Дискорд демонстративно закрыл рот и посвистывая уставился в потолок.</text:p>
      <text:p text:style-name="P59">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59">– Дик, сейчас не время для ссор. – голос Селестии был мягким, но настойчивым. – Мы в одной лодке.</text:p>
      <text:p text:style-name="P59">– Тебе легко говорить! Тебе не разбивали нос и не оскорбляли угрозами!</text:p>
      <text:p text:style-name="P59">– Ты должен понимать, что у Макса были все основания так себя вести. Твоё поведение вызвало подозрения у него, ведь он мало тебя знает. </text:p>
      <text:p text:style-name="P59">К уговорам Селестии присоединилась Флаттершай.</text:p>
      <text:p text:style-name="P59">– Дискорд, миленький, прости его. Макс хороший. Он просто не знал, что ты тоже хороший...</text:p>
      <text:p text:style-name="P59">У Дискорда покраснели уши и он засмущался и заворчал.</text:p>
      <text:p text:style-name="P5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9">Я пропустил «дятла» мимо ушей.</text:p>
      <text:p text:style-name="P64"><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0">***</text:p>
      <text:p text:style-name="P5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9">Потому разбрасываться такой возможностью не стоит. Если уж тебе повезло оказаться в новом мире — исследуй его сполна!..</text:p>
      <text:p text:style-name="P60">***</text:p>
      <text:p text:style-name="P65">&lt;<text:span text:style-name="T11">сюда можно вставить похождения Дискорда — вторая неопубликованная глава. Первая — секс с Селестией</text:span>&gt;</text:p>
      <text:p text:style-name="P60">***</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text:soft-page-break/>(а ещё я учился играть на электрогитаре и заметил, что в местных трёх минутах на два удара метронома меньше, чем в Эквестрии). <text:span text:style-name="T5">&lt;</text:span><text:span text:style-name="T6">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63">– И что? – продолжила его мысль Эпплджек.</text:p>
      <text:p text:style-name="P63">– Эквестрийские <text:span text:style-name="T5">&lt;</text:span><text:span text:style-name="T10">три месяца</text:span><text:span text:style-name="T5">&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59">Дверь содрогнулась от мощного удара. Послышался стук падающей штукатурки. Я сломя голову кинулся на кухню.</text:p>
      <text:p text:style-name="P59">– Развяжи меня, идиот!!! – гаркнул вдогонку Дискорд.</text:p>
      <text:p text:style-name="P5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9">– Давай на крышу! Я догоню! – рявкнул он, освобождая вторую руку.</text:p>
      <text:p text:style-name="P59">От второго удара дверная коробка крякнула и наполовину въехала в коридор. </text:p>
      <text:p text:style-name="P5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9">Верёвка в кухонном окне дёргалась от движений лезущих по ней Флатти и Эпплджек. Я словил её рукой и стал на подоконник.</text:p>
      <text:p text:style-name="P59">Чёрт!</text:p>
      <text:p text:style-name="P5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59">Но нет, триста тысяч чертей, раз девушки смогли – я тоже смогу!</text:p>
      <text:p text:style-name="P5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9">Я успел сократить расстояние до Эпплджек наполовину, когда девушки нашли решение.</text:p>
      <text:p text:style-name="P5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9">Я выдохнул.</text:p>
      <text:p text:style-name="P5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9">Чёрт! Чёрт! Чёрт! Чёрт!</text:p>
      <text:p text:style-name="P59">Бля!!!...</text:p>
      <text:p text:style-name="P5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59"/>
      <text:h text:style-name="P90" text:outline-level="2">Назад, в Эквестрию</text:h>
      <text:p text:style-name="P59"/>
      <text:p text:style-name="P59">Долго паниковать не пришлось. </text:p>
      <text:p text:style-name="P59">Я почувствовал сильный рывок за шиворот и захват поперёк груди. </text:p>
      <text:p text:style-name="P59"><text:soft-page-break/>– ОТПУСТИ ДЕВЧОНКУ!!! – загрохотало мне в ухо. Я открыл глаза.</text:p>
      <text:p text:style-name="P5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9">Я чуть поднял глаза и уставился в чешуйчатую морду дракона.</text:p>
      <text:p text:style-name="P59">– Отпусти Эпплджек. Я её держу. – повторил Дискорд. – Мне сбалансироваться надо. Вы не такие уж и лёгкие.</text:p>
      <text:p text:style-name="P5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9">Наконец это ему удалось, и дальнейший подъём на крышу происходил в молчании.</text:p>
      <text:p text:style-name="P5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9">Флаттершай оторвала заплаканное лицо от моей ветровки.</text:p>
      <text:p text:style-name="P59">– Да-да, ты прав, Корди. Я готова.</text:p>
      <text:p text:style-name="P59">На длинной шее Дискорда разместились Эпплджек и Флаттершай. Я, для сохранения баланса, разместился позади крыльев.</text:p>
      <text:p text:style-name="P59">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9">И мы полетели навстречу закату.</text:p>
      <text:p text:style-name="P5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9">Впереди по курсу увеличивалась громада моей высотки. Дискорд летел прямо на разрыв в ограждении, который я проделал <text:span text:style-name="T5">&lt;</text:span><text:span text:style-name="T10">полгода</text:span><text:span text:style-name="T5">&gt;</text:span> назад своим проходом в Эквестрию.</text:p>
      <text:p text:style-name="P5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9">– Пристегните ремни! – проревел Дискорд, резко ускоряясь. – Будет весело!!!</text:p>
      <text:p text:style-name="P5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9">– ЙУУУУУУУХХХУУУУУ!!! – заорал Дискорд, сложил крылья и врезался в шар.</text:p>
      <text:p text:style-name="P64">&lt;<text:span text:style-name="T1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8" text:outline-level="1">Беседа за столиком в ночи</text:h>
      <text:p text:style-name="P41"/>
      <text:p text:style-name="P44"><text:soft-page-break/>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5">–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text:soft-page-break/>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Вокруг него вращались солнце и луна.</text:p>
      <text:p text:style-name="P44">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text:soft-page-break/>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1">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6">Ко мне наконец-то пришло понимание ситуации.</text:p>
      <text:p text:style-name="P4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pan text:style-name="T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8">–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Я вспомнил события последнего года <text:span text:style-name="T5">&lt;</text:span>упомянуть в эпизоде на Терре, что МЛП-сериал закрылся год назад<text:span text:style-name="T5">&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5">&lt;</text:span><text:span text:style-name="T12">чёрт</text:span><text:span text:style-name="T5">&gt;</text:span> меня побери, объяснить кьютимарки?</text:p>
      <text:p text:style-name="P46">– А кьютимарки ты сам даришь пони, когда распознаёшь их жизненное предназначение.</text:p>
      <text:p text:style-name="P4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0">– Хорошо. Уболтал. Кьютимарки беру на себя. Так и знал, что мне самое трудное достанется!</text:p>
      <text:p text:style-name="P7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0">Анакорн проследил мой взгляд.</text:p>
      <text:p text:style-name="P70">– Нечего так смотреть. Если я стану применять магию вместо ловкости, теряется весь смысл упражнения... О, глянь-ка на Эквус!</text:p>
      <text:p text:style-name="P70">И впрямь, было на что посмотреть. Уровень помех на модели Эквуса значительно снизился и сама она <text:soft-page-break/>стала светиться ровным голубоватым светом.</text:p>
      <text:p text:style-name="P7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0"/>
      <text:p text:style-name="P72">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3"/>
      <text:p text:style-name="P7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2"/>
      <text:p text:style-name="P70">Я опять задумался. В голове было пусто. Хотя, если подумать с точки зрения программиста, можно... Наверное можно, раз все предыдущее прокатило...</text:p>
      <text:p text:style-name="P71">– <text:span text:style-name="T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1">– Не понял? Это как? Как ты совместишь разрушенную магическими войнами Эквестрию с романтически-сексуальным раем для попаданцев?</text:p>
      <text:p text:style-name="P7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1">Анакорн долго мусолил карандаш, а потом вдруг заржал.</text:p>
      <text:p text:style-name="P7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71">Анакорн примирительно похлопал меня по плечу.</text:p>
      <text:p text:style-name="P7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1">Я подозрительно посмотрел на Анакорна.</text:p>
      <text:p text:style-name="P71"><text:span text:style-name="T5">– </text:span>Какой ещё, нафиг, «мой фанфик»? Я никакого фанфика не писал. И не собираюсь, вообще-то.</text:p>
      <text:p text:style-name="P71">Анакорн ехидно ухмыльнулся и откинулся в кресле, переплетя пальцы за затылком.</text:p>
      <text:p text:style-name="P71"><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0"><text:span text:style-name="T5">– </text:span>Факн щит<text:note text:id="ftn7" text:note-class="footnote"><text:note-citation>7</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0">Анакорн развёл руками.</text:p>
      <text:p text:style-name="P7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0">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4"><text:soft-page-break/>– Та ладно, не утешай. Я не маленький ребёнок. Долг платежом красен. Сделаю то, что ты хочешь. Как сумею.</text:p>
      <text:p text:style-name="P4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0">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5">&lt;</text:span><text:span text:style-name="T10">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 Ты ещё увидишь пару снов на прощание. Удачи!</text:p>
      <text:p text:style-name="P44"><text:soft-page-break/></text:p>
      <text:p text:style-name="P45">***</text:p>
      <text:p text:style-name="P44">– Привет, Макс. – образ Селестии снова реял передо мной, как <text:span text:style-name="T5">&lt;</text:span><text:span text:style-name="T10">полгода</text:span><text:span text:style-name="T5">&gt;</text:span> назад. – Я хочу 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Селестия кивнула, соглашаясь, и образ её начал меркнуть.</text:p>
      <text:p text:style-name="P64">– <text:span text:style-name="T1">Окей. Будь счастлив и... спасибо тебе за всё, Макс.</text:span></text:p>
      <text:p text:style-name="P59">…</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text:span><text:span text:style-name="T4">а ведь верно</text:span><text:span text:style-name="T1">… </text:span><text:span text:style-name="T4">т</text:span><text:span text:style-name="T1">ы меня уел!.. Таки да! Сдаюсь. </text:span></text:p>
      <text:p text:style-name="P87"><text:span text:style-name="T1">Он нахлобучил на себя невесть откуда взявшуюся </text:span><text:span text:style-name="T3">дву</text:span><text:span text:style-name="T1">уголку.</text:span></text:p>
      <text:p text:style-name="P87"><text:span text:style-name="T1">– Как вам это нравится, господа?! Дискорд — спаситель Эквестрии! Разрешите откланяться!..</text:span></text:p>
      <text:p text:style-name="P59"/>
      <text:list xml:id="list5431282288633607994" text:style-name="L8">
        <text:list-header>
          <text:p text:style-name="P84">(<text:span text:style-name="T13">Луна — как повелительница снов, слышала разговор Макса с Анакорном</text:span>)</text:p>
          <text:p text:style-name="P85"/>
        </text:list-header>
      </text:list>
      <text:p text:style-name="P60">***</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oft-page-break/><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39">Я опустил руку на шею Дэш и ощутил теплоту и лёгкое покалывание в пустоте.</text:p>
      <text:p text:style-name="P39"><text:span text:style-name="T5">–</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90" text:outline-level="2">Земля</text:h>
      <text:p text:style-name="P42">Музыкальная тема из бегущего по лезвию бритвы — <text:span text:style-name="T5">Mission impossible</text:span></text:p>
      <text:p text:style-name="P43">&lt;Ужас возвращения из тёплого волшебного мира друзей в холодную скучную реальность.&gt;</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text:soft-page-break/>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04T19:23:05.549199326</dc:date>
    <meta:editing-duration>P33DT16H34M33S</meta:editing-duration>
    <meta:editing-cycles>783</meta:editing-cycles>
    <meta:generator>LibreOffice/5.0.2.2$Linux_X86_64 LibreOffice_project/00m0$Build-2</meta:generator>
    <meta:document-statistic meta:table-count="0" meta:image-count="0" meta:object-count="0" meta:page-count="103" meta:paragraph-count="2050" meta:word-count="44187" meta:character-count="294448" meta:non-whitespace-character-count="250132"/>
  </office:meta>
</office:document-meta>
</file>